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inutils Tool</text:p>
      <text:p text:style-name="Standard"/>
      <text:p text:style-name="Standard"/>
      <text:p text:style-name="Standard">ar:</text:p>
      <text:p text:style-name="Standard"><text:tab/>a) static library</text:p>
      <text:list xml:id="list53334932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cd create_static_lib</text:p>
                        </text:list-item>
                        <text:list-item>
                          <text:p text:style-name="P3">mak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b) share library</text:p>
      <text:list xml:id="list1419838163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cd create_dymamic_lib</text:p>
                        </text:list-item>
                        <text:list-item>
                          <text:p text:style-name="P4">mak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exercise nm:</text:p>
      <text:list xml:id="list1133120511" text:style-name="L1">
        <text:list-item>
          <text:list>
            <text:list-item>
              <text:list>
                <text:list-item>
                  <text:p text:style-name="P1">make</text:p>
                </text:list-item>
                <text:list-item>
                  <text:p text:style-name="P1">arm-linux-gnueabi-nm –help</text:p>
                </text:list-item>
                <text:list-item>
                  <text:p text:style-name="P1">arm-linux-gnueabi-nm main.o</text:p>
                </text:list-item>
                <text:list-item>
                  <text:p text:style-name="P1">arm-linux-gnueabi-nm -a main.o</text:p>
                </text:list-item>
                <text:list-item>
                  <text:p text:style-name="P1">arm-linux-gnueabi-nm -a -A main.o</text:p>
                </text:list-item>
              </text:list>
            </text:list-item>
          </text:list>
        </text:list-item>
      </text:list>
      <text:p text:style-name="Standard"><text:s/></text:p>
      <text:p text:style-name="Standard">objdump:</text:p>
      <text:list xml:id="list1721579705" text:style-name="L2">
        <text:list-item>
          <text:list>
            <text:list-item>
              <text:list>
                <text:list-item>
                  <text:p text:style-name="P2">make</text:p>
                </text:list-item>
                <text:list-item>
                  <text:p text:style-name="P2">arm-linux-gnueabi-objdump –help</text:p>
                </text:list-item>
                <text:list-item>
                  <text:p text:style-name="P2">arm-linux-gnueabi-objdump –d main.o</text:p>
                </text:list-item>
                <text:list-item>
                  <text:p text:style-name="P2">arm-linux-gnueabi-objdump –t main.o</text:p>
                </text:list-item>
                <text:list-item>
                  <text:p text:style-name="P2">arm-linux-gnueabi-objdump –t main.o</text:p>
                </text:list-item>
              </text:list>
            </text:list-item>
          </text:list>
        </text:list-item>
      </text:list>
      <text:p text:style-name="Standard"><text:tab/></text:p>
      <text:p text:style-name="Standard">strip:</text:p>
      <text:p text:style-name="Standard"><text:tab/><text:tab/>arm-linux-gnueabi-strip exer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sh </meta:initial-creator>
    <meta:creation-date>2015-09-09T17:15:34</meta:creation-date>
    <dc:date>2015-09-09T22:21:13</dc:date>
    <dc:creator>xlloss </dc:creator>
    <meta:editing-duration>PT33M8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1" meta:paragraph-count="24" meta:word-count="59" meta:character-count="449" meta:non-whitespace-character-count="420"/>
  </office:meta>
</office:document-meta>
</file>